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loext:padding="0.049cm" loext:border="0.06pt solid #000000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dddddd"/>
    </style:style>
    <style:style style:name="P3" style:family="paragraph" style:parent-style-name="Text_20_body" style:list-style-name="L1">
      <style:paragraph-properties fo:padding="0.049cm" fo:border="0.06pt solid #dddddd"/>
    </style:style>
    <style:style style:name="P4" style:family="paragraph" style:parent-style-name="Text_20_body">
      <style:paragraph-properties fo:padding="0.049cm" fo:border="0.06pt solid #000000"/>
    </style:style>
    <style:style style:name="P5" style:family="paragraph" style:parent-style-name="Text_20_body">
      <style:paragraph-properties fo:padding="0.049cm" fo:border="0.06pt solid #000000"/>
      <style:text-properties loext:padding="0.049cm" loext:border="0.06pt solid #000000"/>
    </style:style>
    <style:style style:name="P6" style:family="paragraph" style:parent-style-name="Text_20_body" style:list-style-name="L2">
      <style:paragraph-properties fo:margin-top="0cm" fo:margin-bottom="0cm" style:contextual-spacing="false" fo:padding="0.049cm" fo:border="0.06pt solid #000000"/>
    </style:style>
    <style:style style:name="P7" style:family="paragraph" style:parent-style-name="Text_20_body" style:list-style-name="L2">
      <style:paragraph-properties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ddddd"/>
    </style:style>
    <style:style style:name="T3" style:family="text">
      <style:text-properties loext:padding="0.049cm" loext:border="0.06pt solid #4cae4c"/>
    </style:style>
    <style:style style:name="T4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00294. Count the Number of Special Characters I</text:h>
      <text:p text:style-name="Text_20_body"><text:a xlink:type="simple" xlink:href="https://leetcode.com/contest/weekly-contest-394/problems/count-the-number-of-special-characters-i/submissions/" text:style-name="Internet_20_link" text:visited-style-name="Visited_20_Internet_20_Link"><text:span text:style-name="T2">My Submissions</text:span></text:a><text:a xlink:type="simple" xlink:href="https://leetcode.com/contest/weekly-contest-394/" text:style-name="Internet_20_link" text:visited-style-name="Visited_20_Internet_20_Link"><text:span text:style-name="T3">Back to Contest</text:span></text:a></text:p>
      <text:list xml:id="list1217768751" text:style-name="L1">
        <text:list-item>
          <text:p text:style-name="P2"><text:span text:style-name="Strong_20_Emphasis"><text:span text:style-name="T1">User Accepted:</text:span></text:span><text:span text:style-name="T1">0</text:span></text:p>
        </text:list-item>
        <text:list-item>
          <text:p text:style-name="P2"><text:span text:style-name="Strong_20_Emphasis"><text:span text:style-name="T1">User Tried:</text:span></text:span><text:span text:style-name="T1">0</text:span></text:p>
        </text:list-item>
        <text:list-item>
          <text:p text:style-name="P2"><text:span text:style-name="Strong_20_Emphasis"><text:span text:style-name="T1">Total Accepted:</text:span></text:span><text:span text:style-name="T1">0</text:span></text:p>
        </text:list-item>
        <text:list-item>
          <text:p text:style-name="P2"><text:span text:style-name="Strong_20_Emphasis"><text:span text:style-name="T1">Total Submissions:</text:span></text:span><text:span text:style-name="T1">0</text:span></text:p>
        </text:list-item>
        <text:list-item>
          <text:p text:style-name="P3"><text:span text:style-name="Strong_20_Emphasis"><text:span text:style-name="T1">Difficulty:</text:span></text:span><text:span text:style-name="T1">Easy</text:span></text:p>
        </text:list-item>
      </text:list>
      <text:p text:style-name="P4"><text:span text:style-name="T1">You are given a string </text:span><text:span text:style-name="Source_20_Text"><text:span text:style-name="T1">word</text:span></text:span><text:span text:style-name="T1">. A letter is called </text:span><text:span text:style-name="Strong_20_Emphasis"><text:span text:style-name="T1">special</text:span></text:span><text:span text:style-name="T1"> if it appears </text:span><text:span text:style-name="Strong_20_Emphasis"><text:span text:style-name="T1">both</text:span></text:span><text:span text:style-name="T1"> in lowercase and uppercase in </text:span><text:span text:style-name="Source_20_Text"><text:span text:style-name="T1">word</text:span></text:span><text:span text:style-name="T1">.</text:span></text:p>
      <text:p text:style-name="P4"><text:span text:style-name="T1">Return the number of</text:span><text:span text:style-name="Emphasis"><text:span text:style-name="T1"> </text:span></text:span><text:span text:style-name="Strong_20_Emphasis"><text:span text:style-name="T1">special</text:span></text:span><text:span text:style-name="T1"> letters in</text:span><text:span text:style-name="Emphasis"><text:span text:style-name="T1"> </text:span></text:span><text:span text:style-name="Source_20_Text"><text:span text:style-name="T1">word</text:span></text:span><text:span text:style-name="T1">.</text:span></text:p>
      <text:p text:style-name="P5"> </text:p>
      <text:p text:style-name="P4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4"> </text:span><text:span text:style-name="T1">word = "aaAbcBC"</text:span></text:p>
      <text:p text:style-name="P4"><text:span text:style-name="Strong_20_Emphasis"><text:span text:style-name="T1">Output:</text:span></text:span><text:span text:style-name="T4"> </text:span><text:span text:style-name="T1">3</text:span></text:p>
      <text:p text:style-name="P4"><text:span text:style-name="Strong_20_Emphasis"><text:span text:style-name="T1">Explanation:</text:span></text:span></text:p>
      <text:p text:style-name="P4"><text:span text:style-name="T4">The special characters in </text:span><text:span text:style-name="Source_20_Text"><text:span text:style-name="T1">word</text:span></text:span><text:span text:style-name="T4"> are </text:span><text:span text:style-name="Source_20_Text"><text:span text:style-name="T1">'a'</text:span></text:span><text:span text:style-name="T4">, </text:span><text:span text:style-name="Source_20_Text"><text:span text:style-name="T1">'b'</text:span></text:span><text:span text:style-name="T4">, and </text:span><text:span text:style-name="Source_20_Text"><text:span text:style-name="T1">'c'</text:span></text:span><text:span text:style-name="T4">.</text:span></text:p>
      <text:p text:style-name="P4"><text:span text:style-name="Strong_20_Emphasis"><text:span text:style-name="T1">Example 2:</text:span></text:span></text:p>
      <text:p text:style-name="P4"><text:span text:style-name="Strong_20_Emphasis"><text:span text:style-name="T1">Input:</text:span></text:span><text:span text:style-name="T4"> </text:span><text:span text:style-name="T1">word = "abc"</text:span></text:p>
      <text:p text:style-name="P4"><text:span text:style-name="Strong_20_Emphasis"><text:span text:style-name="T1">Output:</text:span></text:span><text:span text:style-name="T4"> </text:span><text:span text:style-name="T1">0</text:span></text:p>
      <text:p text:style-name="P4"><text:span text:style-name="Strong_20_Emphasis"><text:span text:style-name="T1">Explanation:</text:span></text:span></text:p>
      <text:p text:style-name="P4"><text:span text:style-name="T4">No character in </text:span><text:span text:style-name="Source_20_Text"><text:span text:style-name="T1">word</text:span></text:span><text:span text:style-name="T4"> appears in uppercase.</text:span></text:p>
      <text:p text:style-name="P4"><text:span text:style-name="Strong_20_Emphasis"><text:span text:style-name="T1">Example 3:</text:span></text:span></text:p>
      <text:p text:style-name="P4"><text:span text:style-name="Strong_20_Emphasis"><text:span text:style-name="T1">Input:</text:span></text:span><text:span text:style-name="T4"> </text:span><text:span text:style-name="T1">word = "abBCab"</text:span></text:p>
      <text:p text:style-name="P4"><text:span text:style-name="Strong_20_Emphasis"><text:span text:style-name="T1">Output:</text:span></text:span><text:span text:style-name="T4"> 1</text:span></text:p>
      <text:p text:style-name="P4"><text:soft-page-break/><text:span text:style-name="Strong_20_Emphasis"><text:span text:style-name="T1">Explanation:</text:span></text:span></text:p>
      <text:p text:style-name="P4"><text:span text:style-name="T4">The only special character in </text:span><text:span text:style-name="Source_20_Text"><text:span text:style-name="T1">word</text:span></text:span><text:span text:style-name="T4"> is </text:span><text:span text:style-name="Source_20_Text"><text:span text:style-name="T1">'b'</text:span></text:span><text:span text:style-name="T4">.</text:span></text:p>
      <text:p text:style-name="P5"> </text:p>
      <text:p text:style-name="P4"><text:span text:style-name="Strong_20_Emphasis"><text:span text:style-name="T1">Constraints:</text:span></text:span></text:p>
      <text:list xml:id="list4198572196" text:style-name="L2">
        <text:list-item>
          <text:p text:style-name="P6"><text:span text:style-name="Source_20_Text"><text:span text:style-name="T1">1 &lt;= word.length &lt;= 50</text:span></text:span></text:p>
        </text:list-item>
        <text:list-item>
          <text:p text:style-name="P7"><text:span text:style-name="Source_20_Text"><text:span text:style-name="T1">word</text:span></text:span><text:span text:style-name="T1"> consists of only lowercase and uppercase English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0T23:31:06.347000000</dc:date>
    <meta:editing-duration>PT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29" meta:word-count="124" meta:character-count="708" meta:non-whitespace-character-count="616"/>
  </office:meta>
</office:document-meta>
</file>